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a3d7" officeooo:paragraph-rsid="000aa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1:55:29.412953443</meta:creation-date>
    <dc:date>2019-09-19T11:55:38.523689804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1.6.3$Linux_X86_64 LibreOffice_project/10$Build-3</meta:generator>
  </office:meta>
</office:document-meta>
</file>